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3e50" draw:textarea-vertical-align="middle"/>
    </style:style>
    <style:style style:name="gr2" style:family="graphic" style:parent-style-name="standard">
      <style:graphic-properties svg:stroke-color="#2c3e50" draw:fill="solid" draw:fill-color="#ecf0f1" draw:textarea-horizontal-align="justify" draw:textarea-vertical-align="middle" draw:auto-grow-height="false" fo:min-height="1.518cm" fo:min-width="3.814cm"/>
    </style:style>
    <style:style style:name="gr3" style:family="graphic" style:parent-style-name="standard">
      <style:graphic-properties svg:stroke-color="#2c3e50" draw:fill="solid" draw:fill-color="#ecf0f1" draw:textarea-horizontal-align="justify" draw:textarea-vertical-align="middle" draw:auto-grow-height="false" fo:min-height="2.45cm" fo:min-width="6.8cm"/>
    </style:style>
    <style:style style:name="gr4" style:family="graphic" style:parent-style-name="standard">
      <style:graphic-properties svg:stroke-color="#2c3e50" draw:fill="solid" draw:fill-color="#ecf0f1" draw:textarea-horizontal-align="justify" draw:textarea-vertical-align="middle" draw:auto-grow-height="false" fo:min-height="3.05cm" fo:min-width="6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3e50" fo:font-size="18pt" style:font-size-asian="18pt" style:font-size-complex="18pt"/>
    </style:style>
    <style:style style:name="P3" style:family="paragraph">
      <loext:graphic-properties draw:fill="solid" draw:fill-color="#ecf0f1"/>
      <style:paragraph-properties fo:text-align="center"/>
      <style:text-properties fo:color="#2c3e50" fo:font-size="18pt" style:font-size-asian="18pt" style:font-size-complex="18pt"/>
    </style:style>
    <style:style style:name="P4" style:family="paragraph">
      <loext:graphic-properties draw:fill="solid" draw:fill-color="#ecf0f1"/>
      <style:paragraph-properties fo:text-align="center"/>
      <style:text-properties fo:color="#2c3e50" fo:font-size="18pt" fo:font-style="normal" style:font-size-asian="18pt" style:font-style-asian="normal" style:font-size-complex="18pt" style:font-style-complex="normal"/>
    </style:style>
    <style:style style:name="T1" style:family="text">
      <style:text-properties fo:color="#2c3e50" fo:font-size="18pt" style:font-size-asian="18pt" style:font-size-complex="18pt"/>
    </style:style>
    <style:style style:name="T2" style:family="text">
      <style:text-properties fo:color="#2c3e5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2c3e5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1.15cm" svg:y1="4.1cm" svg:x2="11.15cm" svg:y2="5.1cm" draw:start-shape="id1" draw:start-glue-point="2" draw:end-shape="id2" draw:end-glue-point="4" svg:d="M11150 4100v1000" svg:viewBox="0 0 1 1001">
          <text:p/>
        </draw:connector>
        <draw:custom-shape draw:style-name="gr2" draw:text-style-name="P3" xml:id="id2" draw:id="id2" draw:layer="layout" svg:width="6.1cm" svg:height="2.5cm" svg:x="8.1cm" svg:y="5.1cm">
          <text:p text:style-name="P2"><text:span text:style-name="T1">192.168.122.0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7.3cm" svg:height="2.7cm" svg:x="7.5cm" svg:y="1.4cm">
          <text:p text:style-name="P1"><text:span text:style-name="T2">Virtual Network Switch</text:span></text:p>
          <text:p text:style-name="P1"><text:span text:style-name="T3">Interface: Virbr0</text:span></text:p>
          <text:p text:style-name="P1"><text:span text:style-name="T3">IP Address: 192.168.122.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3cm" svg:height="3.3cm" svg:x="11.9cm" svg:y="9.2cm">
          <text:p text:style-name="P1"><text:span text:style-name="T2">Virtual Machine Y</text:span></text:p>
          <text:p text:style-name="P1"><text:span text:style-name="T3">Interface: vnetY</text:span></text:p>
          <text:p text:style-name="P1"><text:span text:style-name="T3">IP Address: 192.168.122.Y</text:span></text:p>
          <text:p text:style-name="P1"><text:span text:style-name="T3">Default Gateway: 192.168.122.1</text:span></text:p>
          <text:p text:style-name="P1"><text:span text:style-name="T3">Name server : 192.168.122.1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3.307cm" svg:y1="7.234cm" svg:x2="15.55cm" svg:y2="9.2cm" draw:start-shape="id2" draw:start-glue-point="9" draw:end-shape="id3" draw:end-glue-point="0" svg:d="M13307 7234v1167h2243v799" svg:viewBox="0 0 2244 1967">
          <text:p/>
        </draw:connector>
        <draw:custom-shape draw:style-name="gr4" draw:text-style-name="P4" xml:id="id4" draw:id="id4" draw:layer="layout" svg:width="7.3cm" svg:height="3.3cm" svg:x="3.6cm" svg:y="9.2cm">
          <text:p text:style-name="P1"><text:span text:style-name="T2">Virtual Machine X</text:span></text:p>
          <text:p text:style-name="P1"><text:span text:style-name="T3">Interface: vnetX</text:span></text:p>
          <text:p text:style-name="P1"><text:span text:style-name="T3">IP Address: 192.168.122.X</text:span></text:p>
          <text:p text:style-name="P1"><text:span text:style-name="T3">Default Gateway: 192.168.122.1</text:span></text:p>
          <text:p text:style-name="P1"><text:span text:style-name="T3">Name server : 192.168.122.1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8.993cm" svg:y1="7.234cm" svg:x2="7.25cm" svg:y2="9.2cm" draw:start-shape="id2" draw:start-glue-point="7" draw:end-shape="id4" draw:end-glue-point="0" svg:d="M8993 7234v1167h-1743v799" svg:viewBox="0 0 1744 19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9:50:28.669302881</meta:creation-date>
    <dc:date>2015-10-25T20:20:07.291326480</dc:date>
    <meta:editing-duration>PT40M50S</meta:editing-duration>
    <meta:editing-cycles>8</meta:editing-cycles>
    <meta:generator>LibreOffice/4.4.3.2$Linux_X86_64 LibreOffice_project/40m0$Build-2</meta:generator>
    <meta:document-statistic meta:object-count="7"/>
  </office:meta>
</office:document-meta>
</file>